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FIDEL ALBERTO IRURI ROBL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NUTRICENTRO IRURI E.I.R.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IAGA LOPE, KENYO ALEX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8059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1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17:18:3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